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stroke="none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2.972cm" style:use-optimal-column-width="false"/>
    </style:style>
    <style:style style:name="co4" style:family="table-column">
      <style:table-column-properties style:column-width="2.325cm" style:use-optimal-column-width="false"/>
    </style:style>
    <style:style style:name="co5" style:family="table-column">
      <style:table-column-properties style:column-width="4.192cm" style:use-optimal-column-width="false"/>
    </style:style>
    <style:style style:name="co6" style:family="table-column">
      <style:table-column-properties style:column-width="2.338cm" style:use-optimal-column-width="false"/>
    </style:style>
    <style:style style:name="co7" style:family="table-column">
      <style:table-column-properties style:column-width="3.273cm" style:use-optimal-column-width="false"/>
    </style:style>
    <style:style style:name="co8" style:family="table-column">
      <style:table-column-properties style:column-width="2.585cm" style:use-optimal-column-width="false"/>
    </style:style>
    <style:style style:name="co9" style:family="table-column">
      <style:table-column-properties style:column-width="2.583cm" style:use-optimal-column-width="false"/>
    </style:style>
    <style:style style:name="co10" style:family="table-column">
      <style:table-column-properties style:column-width="2.945cm" style:use-optimal-column-width="false"/>
    </style:style>
    <style:style style:name="co11" style:family="table-column">
      <style:table-column-properties style:column-width="2.946cm" style:use-optimal-column-width="false"/>
    </style:style>
    <style:style style:name="co12" style:family="table-column">
      <style:table-column-properties style:column-width="2.772cm" style:use-optimal-column-width="false"/>
    </style:style>
    <style:style style:name="co13" style:family="table-column">
      <style:table-column-properties style:column-width="5.177cm" style:use-optimal-column-width="false"/>
    </style:style>
    <style:style style:name="ro1" style:family="table-row">
      <style:table-row-properties style:row-height="0.731cm"/>
    </style:style>
    <style:style style:name="ce1" style:family="table-cell">
      <style:graphic-properties draw:fill="solid" draw:fill-color="#00800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style:graphic-properties draw:fill="solid" draw:fill-color="#008000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4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none" style:font-size-asian="12pt" style:font-size-complex="12pt"/>
    </style:style>
    <style:style style:name="ce5" style:family="table-cell">
      <style:graphic-properties draw:fill="solid" draw:fill-color="#0084d1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6" style:family="table-cell">
      <style:graphic-properties draw:fill="solid" draw:fill-color="#0084d1" style:repeat="repeat" draw:textarea-vertical-align="middle"/>
      <style:paragraph-properties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9" style:family="table-cell">
      <style:graphic-properties draw:fill="none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10" style:family="table-cell">
      <style:graphic-properties draw:fill="solid" draw:fill-color="#0084d1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border="0.03pt solid #000000"/>
    </style:style>
    <style:style style:name="ce12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13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text-underline-style="solid" style:text-underline-width="auto" style:text-underline-color="font-color" style:font-size-asian="12pt" style:font-size-complex="12pt"/>
    </style:style>
    <style:style style:name="ce14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</style:style>
    <style:style style:name="ce15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ce16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7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18" style:family="table-cell">
      <style:graphic-properties draw:fill="solid" draw:fill-color="#ffd320" style:repeat="repeat" draw:textarea-vertical-align="middle"/>
      <style:paragraph-properties fo:text-align="center" fo:border="0.03pt solid #000000"/>
    </style:style>
    <style:style style:name="ce19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6.771cm" svg:height="1.461cm" svg:x="13.014cm" svg:y="18.8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CHEF DE DEPARTEMENT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2">departementID</text:span></text:p>
              </table:table-cell>
              <table:table-cell table:style-name="ce4">
                <text:p text:style-name="P1"><text:span text:style-name="T3">employe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71cm" svg:height="1.461cm" svg:x="8.614cm" svg:y="22.0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AFFECTATION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4">
                <text:p text:style-name="P1"><text:span text:style-name="T3">departementID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0.2cm" svg:height="0.2cm" svg:x="15.6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cm" svg:height="0.2cm" svg:x="23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cm" svg:height="0.2cm" svg:x="29.4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23.829cm" svg:y1="9.371cm" svg:x2="29.571cm" svg:y2="3.871cm" draw:start-shape="id1" draw:start-glue-point="3" draw:end-shape="id2" draw:end-glue-point="3" svg:d="m23829 9371h-529l6271-4850v-650">
          <text:p/>
        </draw:connector>
        <draw:custom-shape draw:style-name="gr2" draw:text-style-name="P1" draw:layer="layout" svg:width="0.2cm" svg:height="0.2cm" svg:x="23cm" svg:y="3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2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6.771cm" svg:height="3.654cm" svg:x="21.519cm" svg:y="6.3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5" table:number-columns-spanned="2">
                <text:p text:style-name="P1"><text:span text:style-name="T1">DEPARTEMENT</text:span></text:p>
              </table:table-cell>
              <table:covered-table-cell table:style-name="ce6"/>
            </table:table-row>
            <table:table-row table:style-name="ro1">
              <table:table-cell table:style-name="ce7">
                <text:p text:style-name="P1"><text:span text:style-name="T2">departementID</text:span></text:p>
              </table:table-cell>
              <table:table-cell table:style-name="ce8">
                <text:p text:style-name="P1"><text:span text:style-name="T1">Description</text:span></text:p>
              </table:table-cell>
            </table:table-row>
            <table:table-row table:style-name="ro1" table:default-cell-style-name="ce9">
              <table:table-cell>
                <text:p text:style-name="P2">3</text:p>
              </table:table-cell>
              <table:table-cell>
                <text:p text:style-name="P2">Informatique</text:p>
              </table:table-cell>
            </table:table-row>
            <table:table-row table:style-name="ro1" table:default-cell-style-name="ce9">
              <table:table-cell>
                <text:p text:style-name="P2">5</text:p>
              </table:table-cell>
              <table:table-cell>
                <text:p text:style-name="P2">Personnel</text:p>
              </table:table-cell>
            </table:table-row>
            <table:table-row table:style-name="ro1" table:default-cell-style-name="ce9">
              <table:table-cell>
                <text:p text:style-name="P2">6</text:p>
              </table:table-cell>
              <table:table-cell>
                <text:p text:style-name="P2">Finance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099cm" svg:height="4.385cm" svg:x="1.399cm" svg:y="6.33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1">
              <table:table-cell table:style-name="ce5" table:number-columns-spanned="5">
                <text:p text:style-name="P1"><text:span text:style-name="T1">EMPLOYE</text:span></text:p>
              </table:table-cell>
              <table:covered-table-cell table:style-name="ce10"/>
              <table:covered-table-cell/>
              <table:covered-table-cell/>
              <table:covered-table-cell table:style-name="ce12"/>
            </table:table-row>
            <table:table-row table:style-name="ro1" table:default-cell-style-name="ce8">
              <table:table-cell table:style-name="ce13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4">
                <text:p text:style-name="P1"><text:span text:style-name="T1">Rue</text:span></text:p>
              </table:table-cell>
              <table:table-cell table:style-name="ce15">
                <text:p text:style-name="P1"><text:span text:style-name="T4">Ville</text:span></text:p>
              </table:table-cell>
              <table:table-cell>
                <text:p text:style-name="P1"><text:span text:style-name="T1">AffectationID</text:span></text:p>
              </table:table-cell>
            </table:table-row>
            <table:table-row table:style-name="ro1" table:default-cell-style-name="ce9">
              <table:table-cell>
                <text:p text:style-name="P2">1</text:p>
              </table:table-cell>
              <table:table-cell>
                <text:p text:style-name="P2">Savoy</text:p>
              </table:table-cell>
              <table:table-cell>
                <text:p text:style-name="P2">Avenue de la Gare</text:p>
              </table:table-cell>
              <table:table-cell>
                <text:p text:style-name="P2">Romont</text:p>
              </table:table-cell>
              <table:table-cell>
                <text:p text:style-name="P2">6</text:p>
              </table:table-cell>
            </table:table-row>
            <table:table-row table:style-name="ro1" table:default-cell-style-name="ce9">
              <table:table-cell>
                <text:p text:style-name="P2">2</text:p>
              </table:table-cell>
              <table:table-cell>
                <text:p text:style-name="P2">Meier</text:p>
              </table:table-cell>
              <table:table-cell>
                <text:p text:style-name="P2">Rue Faucigny</text:p>
              </table:table-cell>
              <table:table-cell>
                <text:p text:style-name="P2">Fribourg</text:p>
              </table:table-cell>
              <table:table-cell>
                <text:p text:style-name="P2">3</text:p>
              </table:table-cell>
            </table:table-row>
            <table:table-row table:style-name="ro1" table:default-cell-style-name="ce9">
              <table:table-cell>
                <text:p text:style-name="P2">3</text:p>
              </table:table-cell>
              <table:table-cell>
                <text:p text:style-name="P2">Humbert</text:p>
              </table:table-cell>
              <table:table-cell>
                <text:p text:style-name="P2">Route des Alpes</text:p>
              </table:table-cell>
              <table:table-cell>
                <text:p text:style-name="P2">Bulle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9">
              <table:table-cell>
                <text:p text:style-name="P2">4</text:p>
              </table:table-cell>
              <table:table-cell>
                <text:p text:style-name="P2">Brodard</text:p>
              </table:table-cell>
              <table:table-cell>
                <text:p text:style-name="P2">Rue du Tilleul</text:p>
              </table:table-cell>
              <table:table-cell>
                <text:p text:style-name="P2">Fribourg</text:p>
              </table:table-cell>
              <table:table-cell>
                <text:p text:style-name="P2">6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1" draw:layer="layout" svg:width="0.2cm" svg:height="0.2cm" svg:x="9.8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4.9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156cm" svg:height="1.461cm" svg:x="0.66cm" svg:y="18.8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 table:number-columns-spanned="3">
                <text:p text:style-name="P1"><text:span text:style-name="T1">APPARTENANCE</text:span></text:p>
              </table:table-cell>
              <table:covered-table-cell table:style-name="ce2"/>
              <table:covered-table-cell table:style-name="ce12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6">
                <text:p text:style-name="P1"><text:span text:style-name="T2">projetID</text:span></text:p>
              </table:table-cell>
              <table:table-cell table:style-name="ce17">
                <text:p text:style-name="P1"><text:span text:style-name="T1">Taux particip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92cm" svg:height="1.461cm" svg:x="4.928cm" svg:y="31.54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ce11">
              <table:table-cell table:style-name="ce5" table:number-columns-spanned="5">
                <text:p text:style-name="P1"><text:span text:style-name="T1">EMPLOYE</text:span></text:p>
              </table:table-cell>
              <table:covered-table-cell table:style-name="ce10"/>
              <table:covered-table-cell/>
              <table:covered-table-cell/>
              <table:covered-table-cell table:style-name="ce12"/>
            </table:table-row>
            <table:table-row table:style-name="ro1" table:default-cell-style-name="ce17">
              <table:table-cell table:style-name="ce3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8">
                <text:p text:style-name="P1"><text:span text:style-name="T1">Rue</text:span></text:p>
              </table:table-cell>
              <table:table-cell table:style-name="ce19">
                <text:p text:style-name="P1"><text:span text:style-name="T4">Ville</text:span></text:p>
              </table:table-cell>
              <table:table-cell>
                <text:p text:style-name="P1"><text:span text:style-name="T1">Catégori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69cm" svg:height="1.461cm" svg:x="1.855cm" svg:y="37.487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5" table:number-columns-spanned="2">
                <text:p text:style-name="P1"><text:span text:style-name="T1">CADRE SUPERIEUR</text:span></text:p>
              </table:table-cell>
              <table:covered-table-cell table:style-name="ce10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7">
                <text:p text:style-name="P1"><text:span text:style-name="T1">Posi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89cm" svg:height="1.461cm" svg:x="7.309cm" svg:y="35.535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">
              <table:table-cell table:style-name="ce5" table:number-columns-spanned="2">
                <text:p text:style-name="P1"><text:span text:style-name="T1">SPECIALISTE</text:span></text:p>
              </table:table-cell>
              <table:covered-table-cell table:style-name="ce10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7">
                <text:p text:style-name="P1"><text:span text:style-name="T1">Compétenc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948cm" svg:height="1.461cm" svg:x="14.651cm" svg:y="33.634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>
              <table:table-cell table:style-name="ce5" table:number-columns-spanned="2">
                <text:p text:style-name="P1"><text:span text:style-name="T1">APPRENTI</text:span></text:p>
              </table:table-cell>
              <table:covered-table-cell table:style-name="ce10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7">
                <text:p text:style-name="P1"><text:span text:style-name="T1">Année d'apprentissag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2" draw:text-style-name="P1" xml:id="id3" draw:id="id3" draw:layer="layout" svg:width="0.2cm" svg:height="0.2cm" svg:x="1.8cm" svg:y="38.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2cm" svg:height="0.2cm" svg:x="7.3cm" svg:y="36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14.5cm" svg:y="34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cm" svg:height="0.2cm" svg:x="4.9cm" svg:y="32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1.2cm" svg:x1="1.829cm" svg:y1="38.571cm" svg:x2="4.929cm" svg:y2="32.771cm" draw:start-shape="id3" draw:start-glue-point="3" draw:end-shape="id4" draw:end-glue-point="3" svg:d="m1829 38571h-1729v-5800h4829">
          <text:p/>
        </draw:connector>
        <draw:custom-shape draw:style-name="gr2" draw:text-style-name="P1" xml:id="id8" draw:id="id8" draw:layer="layout" svg:width="0.2cm" svg:height="0.2cm" svg:x="6.7cm" svg:y="3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3cm" svg:y1="36.7cm" svg:x2="5.7cm" svg:y2="33cm" draw:start-shape="id5" draw:start-glue-point="3" draw:end-shape="id6" draw:end-glue-point="3" svg:d="m7300 36700h-1600v-3700">
          <text:p/>
        </draw:connector>
        <draw:connector draw:style-name="gr4" draw:text-style-name="P1" draw:layer="layout" draw:line-skew="-0.6cm 2.3cm" svg:x1="14.671cm" svg:y1="34.771cm" svg:x2="6.8cm" svg:y2="33cm" draw:start-shape="id7" draw:start-glue-point="3" draw:end-shape="id8" draw:end-glue-point="3" svg:d="m14671 34771h-71v29h-7800v-1800">
          <text:p/>
        </draw:connector>
        <draw:custom-shape draw:style-name="gr2" draw:text-style-name="P1" xml:id="id6" draw:id="id6" draw:layer="layout" svg:width="0.2cm" svg:height="0.2cm" svg:x="5.6cm" svg:y="32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cm" svg:height="0.2cm" svg:x="21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cm" svg:height="0.2cm" svg:x="16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5cm" svg:y1="7.4cm" svg:x2="21.5cm" svg:y2="7.4cm" draw:start-shape="id9" draw:start-glue-point="2" draw:end-shape="id10" draw:end-glue-point="0" svg:d="m16500 7400h5000">
          <text:p/>
        </draw:connector>
        <draw:frame draw:style-name="gr6" draw:text-style-name="P3" draw:layer="layout" svg:width="3.652cm" svg:height="0.721cm" svg:x="23.148cm" svg:y="10.2cm">
          <draw:text-box>
            <text:p><text:span text:style-name="T1">Table référencée</text:span></text:p>
          </draw:text-box>
        </draw:frame>
        <draw:frame draw:style-name="gr6" draw:text-style-name="P3" draw:layer="layout" svg:width="3.063cm" svg:height="0.721cm" svg:x="13.4cm" svg:y="5.1cm">
          <draw:text-box>
            <text:p><text:span text:style-name="T1">Clé étrangère</text:span></text:p>
          </draw:text-box>
        </draw:frame>
        <draw:frame draw:style-name="gr6" draw:text-style-name="P3" draw:layer="layout" svg:width="2.784cm" svg:height="0.721cm" svg:x="21.2cm" svg:y="5.1cm">
          <draw:text-box>
            <text:p><text:span text:style-name="T1">Clé primaire</text:span></text:p>
          </draw:text-box>
        </draw:frame>
        <draw:custom-shape draw:style-name="gr7" draw:text-style-name="P1" draw:layer="layout" svg:width="0.4cm" svg:height="1.5cm" svg:x="14.7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4cm" svg:height="1.5cm" svg:x="22.3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0cm" fo:margin-right="0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1T13:17:20.14</meta:creation-date>
    <dc:date>2011-11-28T22:16:10</dc:date>
    <meta:editing-duration>PT14H45M8S</meta:editing-duration>
    <meta:editing-cycles>40</meta:editing-cycles>
    <meta:generator>LibreOffice/3.4$Unix LibreOffice_project/340m1$Build-203</meta:generator>
    <dc:creator>Jérôme Charrière</dc:creator>
    <meta:document-statistic meta:object-count="34"/>
  </office:meta>
</office:document-meta>
</file>